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1D" calcext:value-type="string">
            <text:p>1D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29" calcext:value-type="float">
            <text:p>29</text:p>
          </table:table-cell>
          <table:table-cell table:style-name="ce65" table:formula="of:=[.B4]" office:value-type="float" office:value="2736" calcext:value-type="float">
            <text:p>2736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float" office:value="2736" calcext:value-type="float">
            <text:p>2736</text:p>
          </table:table-cell>
          <table:table-cell table:formula="of:=DEC2HEX([.E4])" office:value-type="string" office:string-value="616" calcext:value-type="string">
            <text:p>616</text:p>
          </table:table-cell>
          <table:table-cell table:formula="of:=HEX2DEC([.B4])" office:value-type="float" office:value="10038" calcext:value-type="float">
            <text:p>10038</text:p>
          </table:table-cell>
          <table:table-cell table:formula="of:=HEX2DEC([.F4])-[.D4]" office:value-type="float" office:value="1558" calcext:value-type="float">
            <text:p>1558</text:p>
          </table:table-cell>
          <table:table-cell office:value-type="string" calcext:value-type="string">
            <text:p>2d4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4c" calcext:value-type="string">
            <text:p>2d4c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596" calcext:value-type="float">
            <text:p>11596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8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8e" calcext:value-type="string">
            <text:p>2e8e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18" calcext:value-type="float">
            <text:p>11918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9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94" calcext:value-type="string">
            <text:p>2e94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24" calcext:value-type="float">
            <text:p>11924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52" calcext:value-type="string">
            <text:p>2f52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14" calcext:value-type="float">
            <text:p>12114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2fe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52" calcext:value-type="string">
            <text:p>2f52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14" calcext:value-type="float">
            <text:p>12114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2fea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2fea" calcext:value-type="string">
            <text:p>2fea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266" calcext:value-type="float">
            <text:p>12266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4d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4d" calcext:value-type="string">
            <text:p>304d</text:p>
          </table:table-cell>
          <table:table-cell table:formula="of:=DEC2HEX([.E11])" office:value-type="string" office:string-value="901" calcext:value-type="string">
            <text:p>901</text:p>
          </table:table-cell>
          <table:table-cell table:formula="of:=HEX2DEC([.B11])" office:value-type="float" office:value="12365" calcext:value-type="float">
            <text:p>12365</text:p>
          </table:table-cell>
          <table:table-cell table:formula="of:=HEX2DEC([.F11])-[.D11]" office:value-type="float" office:value="2305" calcext:value-type="float">
            <text:p>2305</text:p>
          </table:table-cell>
          <table:table-cell office:value-type="string" calcext:value-type="string">
            <text:p>394e</text:p>
          </table:table-cell>
          <table:table-cell table:style-name="ce48"/>
          <table:table-cell table:style-name="ce53" table:number-columns-repeated="16377"/>
        </table:table-row>
        <table:table-row table:style-name="ro2">
          <table:table-cell office:value-type="string" calcext:value-type="string">
            <text:p>A8LIBMISC</text:p>
          </table:table-cell>
          <table:table-cell table:formula="of:=[.F11]" office:value-type="string" office:string-value="394e" calcext:value-type="string">
            <text:p>394e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670" calcext:value-type="float">
            <text:p>14670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a1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a1e" calcext:value-type="string">
            <text:p>3a1e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78" calcext:value-type="float">
            <text:p>14878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c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cf" calcext:value-type="string">
            <text:p>3ccf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567" calcext:value-type="float">
            <text:p>15567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c08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c08" calcext:value-type="string">
            <text:p>4c08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464" calcext:value-type="float">
            <text:p>19464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61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61" calcext:value-type="string">
            <text:p>4d61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809" calcext:value-type="float">
            <text:p>19809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c3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c3" calcext:value-type="string">
            <text:p>5ac3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235" calcext:value-type="float">
            <text:p>23235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9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99" calcext:value-type="string">
            <text:p>5f99</text:p>
          </table:table-cell>
          <table:table-cell table:formula="of:=DEC2HEX([.E18])" office:value-type="string" office:string-value="32B1" calcext:value-type="string">
            <text:p>32B1</text:p>
          </table:table-cell>
          <table:table-cell table:formula="of:=HEX2DEC([.B18])" office:value-type="float" office:value="24473" calcext:value-type="float">
            <text:p>24473</text:p>
          </table:table-cell>
          <table:table-cell table:formula="of:=HEX2DEC([.F18])-[.D18]" office:value-type="float" office:value="12977" calcext:value-type="float">
            <text:p>12977</text:p>
          </table:table-cell>
          <table:table-cell office:value-type="string" calcext:value-type="string">
            <text:p>924a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string" office:string-value="924a" calcext:value-type="string">
            <text:p>924a</text:p>
          </table:table-cell>
          <table:table-cell table:style-name="ce65" table:formula="of:=DEC2HEX([.E19])" office:value-type="string" office:string-value="F6" calcext:value-type="string">
            <text:p>F6</text:p>
          </table:table-cell>
          <table:table-cell table:style-name="ce34" table:formula="of:=HEX2DEC([.B19])" office:value-type="float" office:value="37450" calcext:value-type="float">
            <text:p>37450</text:p>
          </table:table-cell>
          <table:table-cell table:style-name="ce97" table:formula="of:=HEX2DEC([.F19])-[.D19]" office:value-type="float" office:value="246" calcext:value-type="float">
            <text:p>246</text:p>
          </table:table-cell>
          <table:table-cell table:style-name="ce65" office:value-type="float" office:value="9340" calcext:value-type="float">
            <text:p>934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float" office:value="9340" calcext:value-type="float">
            <text:p>9340</text:p>
          </table:table-cell>
          <table:table-cell table:formula="of:=DEC2HEX([.E20])" office:value-type="string" office:string-value="2425" calcext:value-type="string">
            <text:p>2425</text:p>
          </table:table-cell>
          <table:table-cell table:formula="of:=HEX2DEC([.B20])" office:value-type="float" office:value="37696" calcext:value-type="float">
            <text:p>37696</text:p>
          </table:table-cell>
          <table:table-cell table:formula="of:=HEX2DEC([.F20])-[.D20]" office:value-type="float" office:value="9253" calcext:value-type="float">
            <text:p>9253</text:p>
          </table:table-cell>
          <table:table-cell office:value-type="string" calcext:value-type="string">
            <text:p>b76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765" calcext:value-type="string">
            <text:p>b765</text:p>
          </table:table-cell>
          <table:table-cell table:style-name="ce84" table:formula="of:=DEC2HEX([.E21])" office:value-type="string" office:string-value="4DB" calcext:value-type="string">
            <text:p>4DB</text:p>
          </table:table-cell>
          <table:table-cell table:style-name="ce92" table:formula="of:=HEX2DEC([.B21])" office:value-type="float" office:value="46949" calcext:value-type="float">
            <text:p>46949</text:p>
          </table:table-cell>
          <table:table-cell table:style-name="ce92" table:formula="of:=HEX2DEC([.F21])-[.D21]" office:value-type="float" office:value="1243" calcext:value-type="float">
            <text:p>1243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5-08T15:48:33.078000000</dc:date>
    <meta:editing-duration>P18DT3H7M39S</meta:editing-duration>
    <meta:editing-cycles>155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